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style:font-name="Source Sans Pro"/>
    </style:style>
    <style:style style:name="P2" style:family="paragraph" style:parent-style-name="Text_20_body">
      <style:text-properties style:font-name="Source Sans Pro"/>
    </style:style>
    <style:style style:name="P3" style:family="paragraph" style:parent-style-name="Text_20_body">
      <style:paragraph-properties fo:margin-top="0cm" fo:margin-bottom="0cm" loext:contextual-spacing="false"/>
      <style:text-properties style:font-name="Source Sans Pro" officeooo:rsid="000de9ab" officeooo:paragraph-rsid="000f9421"/>
    </style:style>
    <style:style style:name="P4" style:family="paragraph" style:parent-style-name="Text_20_body">
      <style:paragraph-properties fo:margin-top="0cm" fo:margin-bottom="0cm" loext:contextual-spacing="false"/>
      <style:text-properties style:font-name="Source Sans Pro" fo:font-weight="bold" officeooo:rsid="000f9421" officeooo:paragraph-rsid="000f9421" style:font-weight-asian="bold" style:font-weight-complex="bold"/>
    </style:style>
    <style:style style:name="P5" style:family="paragraph" style:parent-style-name="Text_20_body">
      <style:paragraph-properties fo:margin-top="0cm" fo:margin-bottom="0cm" loext:contextual-spacing="false"/>
      <style:text-properties style:font-name="Source Sans Pro" officeooo:rsid="000f9421" officeooo:paragraph-rsid="000f9421"/>
    </style:style>
    <style:style style:name="P6" style:family="paragraph" style:parent-style-name="Standard">
      <style:text-properties style:font-name="Source Sans Pro" officeooo:paragraph-rsid="000f9421"/>
    </style:style>
    <style:style style:name="P7" style:family="paragraph" style:parent-style-name="Standard">
      <style:text-properties style:font-name="Source Sans Pro" officeooo:rsid="000f9421" officeooo:paragraph-rsid="000f9421"/>
    </style:style>
    <style:style style:name="P8" style:family="paragraph" style:parent-style-name="Standard">
      <style:text-properties style:font-name="Source Sans Pro" officeooo:paragraph-rsid="0010b9f8"/>
    </style:style>
    <style:style style:name="P9" style:family="paragraph" style:parent-style-name="Standard">
      <style:text-properties style:font-name="Source Sans Pro" officeooo:rsid="000de9ab" officeooo:paragraph-rsid="000de9ab"/>
    </style:style>
    <style:style style:name="P10" style:family="paragraph" style:parent-style-name="Standard">
      <style:text-properties style:font-name="Source Sans Pro" officeooo:rsid="00140f12" officeooo:paragraph-rsid="00140f12"/>
    </style:style>
    <style:style style:name="P11" style:family="paragraph" style:parent-style-name="Standard">
      <style:text-properties style:font-name="Source Sans Pro" officeooo:rsid="001228b6" officeooo:paragraph-rsid="001228b6"/>
    </style:style>
    <style:style style:name="P12" style:family="paragraph" style:parent-style-name="Standard">
      <style:text-properties style:font-name="Source Sans Pro" officeooo:rsid="0013c3c4" officeooo:paragraph-rsid="0013c3c4"/>
    </style:style>
    <style:style style:name="P13" style:family="paragraph" style:parent-style-name="Standard">
      <style:text-properties style:font-name="Source Sans Pro" officeooo:paragraph-rsid="00167bad"/>
    </style:style>
    <style:style style:name="P14" style:family="paragraph" style:parent-style-name="Standard">
      <style:text-properties style:font-name="Source Sans Pro" officeooo:rsid="001abd55" officeooo:paragraph-rsid="001abd55"/>
    </style:style>
    <style:style style:name="P15" style:family="paragraph" style:parent-style-name="Standard">
      <style:text-properties style:font-name="Source Sans Pro" officeooo:rsid="001d3749" officeooo:paragraph-rsid="001d3749"/>
    </style:style>
    <style:style style:name="P16" style:family="paragraph" style:parent-style-name="Standard">
      <style:text-properties style:font-name="Source Sans Pro" fo:font-weight="bold" officeooo:rsid="001fb356" officeooo:paragraph-rsid="001fb356" style:font-weight-asian="bold" style:font-weight-complex="bold"/>
    </style:style>
    <style:style style:name="P17" style:family="paragraph" style:parent-style-name="Standard">
      <style:text-properties style:font-name="Source Sans Pro" fo:font-weight="bold" officeooo:rsid="003720a2" officeooo:paragraph-rsid="003720a2" style:font-weight-asian="bold" style:font-weight-complex="bold"/>
    </style:style>
    <style:style style:name="P18" style:family="paragraph" style:parent-style-name="Standard">
      <style:text-properties style:font-name="Source Sans Pro" fo:font-weight="normal" officeooo:rsid="00279b95" officeooo:paragraph-rsid="00279b95" style:font-weight-asian="normal" style:font-weight-complex="normal"/>
    </style:style>
    <style:style style:name="P19" style:family="paragraph" style:parent-style-name="Standard">
      <style:text-properties style:font-name="Source Sans Pro" fo:font-weight="normal" officeooo:rsid="00288ce7" officeooo:paragraph-rsid="00288ce7" style:font-weight-asian="normal" style:font-weight-complex="normal"/>
    </style:style>
    <style:style style:name="P20" style:family="paragraph" style:parent-style-name="Standard">
      <style:text-properties style:font-name="Source Sans Pro" fo:font-weight="normal" officeooo:rsid="002a82c7" officeooo:paragraph-rsid="002a82c7" style:font-weight-asian="normal" style:font-weight-complex="normal"/>
    </style:style>
    <style:style style:name="P21" style:family="paragraph" style:parent-style-name="Standard">
      <style:text-properties style:font-name="Source Sans Pro" fo:font-weight="normal" officeooo:rsid="002a82c7" officeooo:paragraph-rsid="00324c9d" style:font-weight-asian="normal" style:font-weight-complex="normal"/>
    </style:style>
    <style:style style:name="P22" style:family="paragraph" style:parent-style-name="Standard">
      <style:text-properties style:font-name="Source Sans Pro" fo:font-weight="normal" officeooo:rsid="002a82c7" officeooo:paragraph-rsid="00354078" style:font-weight-asian="normal" style:font-weight-complex="normal"/>
    </style:style>
    <style:style style:name="P23" style:family="paragraph" style:parent-style-name="Standard">
      <style:text-properties style:font-name="Source Sans Pro" fo:font-weight="normal" officeooo:rsid="002a82c7" officeooo:paragraph-rsid="0036e414" style:font-weight-asian="normal" style:font-weight-complex="normal"/>
    </style:style>
    <style:style style:name="P24" style:family="paragraph" style:parent-style-name="Standard">
      <style:text-properties style:font-name="Source Sans Pro" fo:font-weight="normal" officeooo:rsid="002a82c7" officeooo:paragraph-rsid="00375afe" style:font-weight-asian="normal" style:font-weight-complex="normal"/>
    </style:style>
    <style:style style:name="P25" style:family="paragraph" style:parent-style-name="Standard">
      <style:text-properties style:font-name="Source Sans Pro" fo:font-weight="normal" officeooo:rsid="002a82c7" officeooo:paragraph-rsid="003b89c0" style:font-weight-asian="normal" style:font-weight-complex="normal"/>
    </style:style>
    <style:style style:name="P26" style:family="paragraph" style:parent-style-name="Standard">
      <style:text-properties style:font-name="Source Sans Pro" fo:font-weight="normal" officeooo:rsid="002a82c7" officeooo:paragraph-rsid="003fdf7d" style:font-weight-asian="normal" style:font-weight-complex="normal"/>
    </style:style>
    <style:style style:name="P27" style:family="paragraph" style:parent-style-name="Standard">
      <style:text-properties style:font-name="Source Sans Pro" fo:font-size="72pt" fo:font-weight="bold" officeooo:rsid="000de9ab" officeooo:paragraph-rsid="000de9ab" style:font-size-asian="72pt" style:font-weight-asian="bold" style:font-size-complex="72pt" style:font-weight-complex="bold"/>
    </style:style>
    <style:style style:name="P28" style:family="paragraph" style:parent-style-name="Standard">
      <style:text-properties style:font-name="Source Sans Pro" fo:font-size="72pt" fo:font-weight="bold" officeooo:rsid="002c581c" officeooo:paragraph-rsid="002c581c" style:font-size-asian="72pt" style:font-weight-asian="bold" style:font-size-complex="72pt" style:font-weight-complex="bold"/>
    </style:style>
    <style:style style:name="P29" style:family="paragraph" style:parent-style-name="Standard">
      <style:text-properties style:font-name="Source Sans Pro" fo:font-style="italic" fo:font-weight="normal" officeooo:rsid="00279b95" officeooo:paragraph-rsid="00288ce7" style:font-style-asian="italic" style:font-weight-asian="normal" style:font-style-complex="italic" style:font-weight-complex="normal"/>
    </style:style>
    <style:style style:name="P30" style:family="paragraph" style:parent-style-name="Standard">
      <style:text-properties style:font-name="Source Sans Pro" officeooo:rsid="000f9421" officeooo:paragraph-rsid="0010b9f8"/>
    </style:style>
    <style:style style:name="P31" style:family="paragraph" style:parent-style-name="Standard">
      <style:text-properties style:font-name="Source Sans Pro" fo:font-weight="normal" officeooo:rsid="00354078" officeooo:paragraph-rsid="00354078" style:font-weight-asian="normal" style:font-weight-complex="normal"/>
    </style:style>
    <style:style style:name="P32" style:family="paragraph" style:parent-style-name="Standard">
      <style:text-properties style:font-name="Source Sans Pro" fo:font-weight="normal" officeooo:rsid="00354078" officeooo:paragraph-rsid="0036e414" style:font-weight-asian="normal" style:font-weight-complex="normal"/>
    </style:style>
    <style:style style:name="P33" style:family="paragraph" style:parent-style-name="Standard">
      <style:text-properties style:font-name="Source Sans Pro" fo:font-weight="normal" officeooo:rsid="00354078" officeooo:paragraph-rsid="00375afe" style:font-weight-asian="normal" style:font-weight-complex="normal"/>
    </style:style>
    <style:style style:name="P34" style:family="paragraph" style:parent-style-name="Standard">
      <style:text-properties style:font-name="Source Sans Pro" fo:font-weight="normal" officeooo:rsid="00375afe" officeooo:paragraph-rsid="003b89c0" style:font-weight-asian="normal" style:font-weight-complex="normal"/>
    </style:style>
    <style:style style:name="P35" style:family="paragraph" style:parent-style-name="Standard">
      <style:text-properties style:font-name="Source Sans Pro" fo:font-weight="normal" officeooo:rsid="003b89c0" officeooo:paragraph-rsid="003b89c0" style:font-weight-asian="normal" style:font-weight-complex="normal"/>
    </style:style>
    <style:style style:name="P36" style:family="paragraph" style:parent-style-name="Standard">
      <style:text-properties style:font-name="Source Sans Pro" fo:font-weight="bold" officeooo:rsid="003720a2" officeooo:paragraph-rsid="003fdf7d" style:font-weight-asian="bold" style:font-weight-complex="bold"/>
    </style:style>
    <style:style style:name="P37" style:family="paragraph" style:parent-style-name="Text_20_body" style:list-style-name="L1">
      <style:text-properties style:font-name="Source Sans Pro"/>
    </style:style>
    <style:style style:name="P38" style:family="paragraph" style:parent-style-name="Text_20_body" style:list-style-name="L1">
      <style:paragraph-properties fo:margin-top="0cm" fo:margin-bottom="0cm" loext:contextual-spacing="false"/>
      <style:text-properties style:font-name="Source Sans Pro"/>
    </style:style>
    <style:style style:name="P39" style:family="paragraph" style:parent-style-name="Text_20_body" style:list-style-name="L1">
      <style:paragraph-properties fo:margin-top="0cm" fo:margin-bottom="0cm" loext:contextual-spacing="false"/>
      <style:text-properties style:font-name="Source Sans Pro" officeooo:rsid="000de9ab" officeooo:paragraph-rsid="000f9421"/>
    </style:style>
    <style:style style:name="T1" style:family="text">
      <style:text-properties officeooo:rsid="000f9421"/>
    </style:style>
    <style:style style:name="T2" style:family="text">
      <style:text-properties officeooo:rsid="0013c3c4"/>
    </style:style>
    <style:style style:name="T3" style:family="text">
      <style:text-properties officeooo:rsid="00153549"/>
    </style:style>
    <style:style style:name="T4" style:family="text">
      <style:text-properties officeooo:rsid="00167bad"/>
    </style:style>
    <style:style style:name="T5" style:family="text">
      <style:text-properties officeooo:rsid="001d3749"/>
    </style:style>
    <style:style style:name="T6" style:family="text">
      <style:text-properties officeooo:rsid="001e11f7"/>
    </style:style>
    <style:style style:name="T7" style:family="text">
      <style:text-properties officeooo:rsid="00232ef5"/>
    </style:style>
    <style:style style:name="T8" style:family="text">
      <style:text-properties officeooo:rsid="002a82c7"/>
    </style:style>
    <style:style style:name="T9" style:family="text">
      <style:text-properties officeooo:rsid="002f246b"/>
    </style:style>
    <style:style style:name="T10" style:family="text">
      <style:text-properties officeooo:rsid="00304549"/>
    </style:style>
    <style:style style:name="T11" style:family="text">
      <style:text-properties officeooo:rsid="0030ec1f"/>
    </style:style>
    <style:style style:name="T12" style:family="text">
      <style:text-properties officeooo:rsid="00324c9d"/>
    </style:style>
    <style:style style:name="T13" style:family="text">
      <style:text-properties fo:font-weight="bold" officeooo:rsid="003720a2" style:font-weight-asian="bold" style:font-weight-complex="bold"/>
    </style:style>
    <style:style style:name="T14" style:family="text">
      <style:text-properties fo:font-weight="bold" officeooo:rsid="003f3f0e" style:font-weight-asian="bold" style:font-weight-complex="bold"/>
    </style:style>
    <style:style style:name="T15" style:family="text">
      <style:text-properties officeooo:rsid="003fdf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5">5. Technisch-handwerkliche Realisation</text:h>
      <text:p text:style-name="P2">Berichten sie über die technischen Grundlagen ihres Werkes. Worin lagen die Herausforderungen. Wie ließe sich der Arbeitsablauf (die Pipeline) optimieren. Dieser Abschnitt kann auch mit/durch ein Produktionstagebuch oder ein Tutorial ergänzt/ersetzt werden.</text:p>
      <text:list xml:id="list2005216528" text:style-name="L1">
        <text:list-item>
          <text:p text:style-name="P38">Warum haben sie die verwendeten Tools haben eingesetzt?</text:p>
        </text:list-item>
        <text:list-item>
          <text:p text:style-name="P38">Haben sich die Tools bewährt?</text:p>
        </text:list-item>
        <text:list-item>
          <text:p text:style-name="P38">Was wäre sinnvoller zu verwenden gewesen?</text:p>
        </text:list-item>
        <text:list-item>
          <text:p text:style-name="P38">Welchen Workflow haben sie gewählt?</text:p>
        </text:list-item>
        <text:list-item>
          <text:p text:style-name="P37">Was raten sie</text:p>
        </text:list-item>
        <text:list-item>
          <text:p text:style-name="P39">Warum haben sie die verwendeten Tools haben eingesetz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4">Tools</text:p>
      <text:p text:style-name="P5"/>
      <text:p text:style-name="P5">Die technische Realisierung des Werkstückes lässt sich grundsätzlich in zwei Bereiche unterteilen, </text:p>
      <text:p text:style-name="P6"><text:span text:style-name="T1">zum einen die Design-technische Realisierung, zum anderen die </text:span>Informationstechni<text:span text:style-name="T1">sche Realisierung. </text:span></text:p>
      <text:p text:style-name="P6"/>
      <text:p text:style-name="P7">Design</text:p>
      <text:p text:style-name="P7"/>
      <text:p text:style-name="P30">Die Design-technischen Komponenten des Werkstückes wurden Komplett durch das Programm „Adobe Photoshop“, der Firma Adobe erarbeitet. Dieses Tool wurde gewählt, da es eine sehr gute Auswahl an verschiedenen Funktionen zur digitalen Bildbearbeitung bietet und eine der am häufigsten genutzten Software im Bereich der digitalen Bildbearbeitung ist//gegebenenfalls quelle einfügen//. Dementsprechend groß ist auch die Auswahl an Begleitmaterial (Tutorials) zu dieser Software, die zu Hilfe gezogen werden können, was unter-anderem ein weiterer Grund war dieses Tool zu wählen. Die Auswahl war durchwegs zufrieden stellend und dieses Tool hat sich im Verlauf der Werkstückrealisierung bewährt. Rückblickend wäre es vielleicht effizienter gewesen für manche Aspekte der designtechnischen Realisierung, alternative Tools zu wählen, dennoch konnten alle erstrebten Aspekte zu genügend umgesetzt werden.</text:p>
      <text:p text:style-name="P8"/>
      <text:p text:style-name="P9"/>
      <text:p text:style-name="P9"/>
      <text:p text:style-name="P10">Informationstechnik</text:p>
      <text:p text:style-name="P9"/>
      <text:p text:style-name="P11">Zur Realisierung der Informationstechnischen Aspekte des Werkstückes, sprich der <text:span text:style-name="T3">konkreten</text:span> Programmierung der Videospieldemo, <text:span text:style-name="T2">wurde die <text:s/>//(Spiele-Engine)// „Unity“, der Firma Unity Technologies verwendet. Es wurde die standardmäßige Entwicklungsumgebung, ohne weitere Plugins, oder andere Erweiterung verwendet. </text:span></text:p>
      <text:p text:style-name="P12">„Unity“ wurde gewählt, da es als Entwicklungsumgebung für interaktive <text:span text:style-name="T3">Grafikanwendungen</text:span> eine Vielzahl von <text:span text:style-name="T3">nützlichen </text:span>Tools zur Verfügung stellt <text:span text:style-name="T3">und durch seine gute Bedienbarkeit eine der Einsteiger freundlichsten Entwicklungsumgebungen ist. Zudem bietet Unity die erfordernde Performance für komplexe Programme und ist eine der am weitesten verbreiteten Entwicklungsumgebungen für Videospiele, was wiederum zur Folge hat, dass es auch für dieses Tool eine große Basis an Fachliteratur zur Recherche gibt. Zudem soll hervorgehoben werden, das Unity durch seine weite Verbreitung, eine sehr große Online-Community hervorgebracht hat, die insbesondere bei komplexen Problemlösungen zu Rate gezogen werden kann.</text:span></text:p>
      <text:p text:style-name="P12"/>
      <text:p text:style-name="P13"><text:span text:style-name="T4">Neben verschiedenen implementierten Funktionen, basiert die Funktionsweise von Unity auf sog. „Scripts“, auf Objekte angewandte Programme, welche die Funktionsweise der Anwendung bestimmen. Unity bietet hierfür die Möglichkeit diese Scripte in den drei Programmiersprachen, Unity-Script, C# und Boo zu verfassen. Es sollte erwähnt werden, das es ratsam ist, um Komplikationen zu vermeiden nur eine Programmiersprache für sämtliche Scripte zu </text:span><text:soft-page-break/><text:span text:style-name="T4">verwenden. Die von mir gewählte Programmiersprache, war c#, eine </text:span>objektorientierte Allzweck-Programmiersprache, <text:span text:style-name="T4">die von der Firma Microsoft entwickelt wurde. C# wurde von mir als favorisierte Programmiersprache gewählt, da sie die eine der am häufigsten benutzen Programmiersprachen in Bezug auf Unity ist //Quelle?// und Ähnlichkeiten zu der Programmiersprache JAVA besitzt, mit der ich bereits programmiert habe. Eine Zeitlang, wurde auch in Betracht gezogen, die Programmiersprache Unity-Script zu wählen, da diese eine Abwandlung der Programmiersprache Java-Script darstellt und mit dieser Programmiersprache bereits persönliche Erfahrungen vorhanden waren. Schlussendlich fiel die Wahl auf C#, da diese Programmiersprache in Bezug auf Unity, sehr performant läuft und eine geringe Fehleranfälligkeit besitzt.</text:span></text:p>
      <text:p text:style-name="P13"/>
      <text:p text:style-name="P14"><text:span text:style-name="T9">Die </text:span><text:s/>Wahl <text:span text:style-name="T9">der</text:span> Informationstechnischen Tools war, <text:s/>durchwegs zufrieden <text:span text:style-name="T9">stellend</text:span>. Da vor <text:span text:style-name="T9">vor</text:span> dem Beginn der Realisierung, des Demo-Levels erst noch vertiefte Ken<text:span text:style-name="T7">n</text:span>tnisse in C# und Unity <text:span text:style-name="T10">angeignet werden</text:span> musste<text:span text:style-name="T9">n</text:span>, <text:span text:style-name="T9">gab es kritische Bedenken,</text:span> ob sich mit <text:span text:style-name="T9">den vorhandenen</text:span> <text:span text:style-name="T9">Kentnissen, eine</text:span> <text:span text:style-name="T9">ausreichend</text:span> <text:span text:style-name="T9">Anzahl, der </text:span>geplante<text:span text:style-name="T9">n</text:span> Aspekte umsetzten lassen würden. Dies <text:span text:style-name="T11">gelang</text:span> jedoch <text:span text:style-name="T5">in einem erheblichen, und zufriedenstellenden Umfang</text:span>.</text:p>
      <text:p text:style-name="P14"/>
      <text:p text:style-name="P15">In der Respektive betrachtet, wäre es in manchen Situationen durchaus Vorteilhaft gewesen auf bereits vorhandene Unity-Erweiterungen zuzugreifen, da <text:span text:style-name="T6">es in der persönlichen Zielsetzung jedoch essentiell war die</text:span> Spiel<text:span text:style-name="T9">inhalte,</text:span> ohne fremde <text:span text:style-name="T6">Inhalte</text:span> <text:span text:style-name="T6">zu produzieren, ist diese Option von vornherein ausgeschlossen worden. </text:span></text:p>
      <text:p text:style-name="P15"/>
      <text:p text:style-name="P16">Workflow</text:p>
      <text:p text:style-name="P16"/>
      <text:p text:style-name="P18">Bevor ich mit der konkreten Umsetzung der Werkarbeit begann, galt es zunächst für diese eine seriösen Zeitplan zu erstellen. Dies war insbesondere notwendig, da ich in den ersten Wochen zunächst noch mein Fachwissen in Unity erweitern musste und es dadurch sehr schwierig war, genau einzuschätzen, ob und in welchem Zeitraum die gewünschten Aspekte des Demolevels umgesetzt werden konnten. Um in dieser Problematik eine bessere Übersicht zu gewinnen, begann ich zunächst ein Minimal-Maximal-Anforderungsprofil zu erstellen.</text:p>
      <text:p text:style-name="P18"/>
      <text:p text:style-name="P18"/>
      <text:p text:style-name="P29">Minimal-Maximal-Anforderungsprofil</text:p>
      <text:p text:style-name="P16"/>
      <text:p text:style-name="P19">Ich erstellte eine Liste mit verschiedenen Aspekten, die das Werkstück beinhalten sollte, anschließend wurden diese Aspekte nach dem Verhältnis ihrer Relevanz und der Technischen Umsetzungsschwierigkeit sortiert. Nun begann ich drei verschiedene Anforderungs-Profile zu erstellen. </text:p>
      <text:p text:style-name="P19"/>
      <text:p text:style-name="P19">Das Minimale<text:span text:style-name="T8">-</text:span>Anforderungsprofil:<text:line-break/>Welche minimalen Aspekte muss das Werkstück <text:span text:style-name="T12">aufweisen</text:span> um <text:span text:style-name="T8">die gesetzten Ziele für die Ausarbeitung des Werkstückes in minimaler Weise zu erfüllen.</text:span></text:p>
      <text:p text:style-name="P19"/>
      <text:p text:style-name="P20">Das Sollte-Anforderungsprofil:</text:p>
      <text:p text:style-name="P20">Welche Aspekte sollte das Werkstück erfüllen um die gesetzten Ziele für die Ausarbeitung in einer zufriedenstellenden Leistung zu erfüllen.</text:p>
      <text:p text:style-name="P20"/>
      <text:p text:style-name="P20">Das Maximal-Anforderungsprofil:</text:p>
      <text:p text:style-name="P21"><text:soft-page-break/>Wo bestehen die Grenzen in der Umsetzung, welche Aspekte besitzen eine geringe Priorität bzw. sind nicht notwendig für eine zufriedenstellende Umsetzung.</text:p>
      <text:p text:style-name="P21"/>
      <text:p text:style-name="P17">Informationstechnischer Workflow</text:p>
      <text:p text:style-name="P21"/>
      <text:p text:style-name="P31">Diese Anforderungsprofile legten die Basis für den zeitlichen Rahmen, der Umsetzung des Werkstückes. Es wurden für die informationstechnische Umsetzung, vier verschiedene <text:s/>Prototyp-Modelle entwickelt, welche vier verschiedene Komplexitätsstufen darstellten. </text:p>
      <text:p text:style-name="P22"/>
      <text:p text:style-name="P31">Prototyp-Modell 1: <text:s/>Das an der technischen Komplexität gemessen, simpelste Modell, mit einer geringen Anzahl an technischen Funktionen.</text:p>
      <text:p text:style-name="P22"/>
      <text:p text:style-name="P32">Prototyp-Modell 2: Befriedigende Anzahl an technischen Funktionen und mittlere Komplexität in der technischen Durchführung.</text:p>
      <text:p text:style-name="P23"/>
      <text:p text:style-name="P32">Prototyp-Modell 3: Ein großes Ausmaß an technischen Funktionen, mit <text:s/>einer erheblichen Komplexität in der technischen Durchführung.</text:p>
      <text:p text:style-name="P23"/>
      <text:p text:style-name="P33">Prototyp-Modell 4: Sämtliche erwünschte technische Funktionen, höchste Komplexität der technischen Durchführung.</text:p>
      <text:p text:style-name="P24"/>
      <text:p text:style-name="P24"/>
      <text:p text:style-name="P34">Es wurde ein Zeitlimit von 8 Wochen gesetzt in dessen, Verlauf Kenntnisse für die informationstechnische <text:s/>Umsetzung gewonnen werden sollten. Diese Kenntnisse orientierten sich parallel, an dem für die jeweiligen Prototyp-Modellen benötigten Fachwissen. <text:s/>So wurden zunächst das Fachwissen für die Umsetzung des „Prototyp-Modell 1“ erworben, anschließend in retardierender Weise <text:s/>das Fachwissen für die weiteren Prototyp-Modelle. Nach Ablauf der gesetzten zeitlichen Frist wurde das aneignete Fachwissen, mit den Bedingungen für die Umsetzung der jeweiligen Prototyp-Stufen verglichen und es wurden genug Bedingungen erfüllt um den Prototypen, der Stufe drei umzusetzen.</text:p>
      <text:p text:style-name="P25"/>
      <text:p text:style-name="P35">Im weiteren Verlauf der Erarbeitung des Werkstücks, wurde mit sog.“Meilensteinen“ gearbeitet, welche, die Aspekte der technischen Umsetzung definierten und deren potentiellen zeitlichen Rahmen. Bei Beendigung eines Meilensteins, wurde anschließend ein Feedback verfasst, das sowohl die erzielten Ergebnisse, als auch deren Aufwand/Ergebnis-Verhältnis beurteilte. Mit diesem Feedback, wurden gegebenenfalls weitere Meilensteine angepasst.</text:p>
      <text:p text:style-name="P25"/>
      <text:p text:style-name="P26"><text:span text:style-name="T14">Design</text:span><text:span text:style-name="T13">technischer Workflow</text:span></text:p>
      <text:p text:style-name="P36"/>
      <text:p text:style-name="P26"><text:span text:style-name="T15">Für die Umsetzung, der Designtechnischen Aspekte, wurde ein vergleichbarer Workflow angewendet. Der gravierendste Unterschied besteht darin, dass für die Umsetzung der Graphischen Komponenten, des Werkstücks, bereits das vorhandene Wissen vorhanden war. Dementsprechend, konnte eine vergleichsweise sichere Anforderungsprofile, für die einzelnen Komponenten erstellt werden. Es wurde wie in gleicher Weise zu dem informationstechnischen Workflow auch hier eine Einteilung in Meilensteine vorgenommen, welche dann in der entsprechenden Folge abgearbeitet wurde. </text:span><text:line-break/><text:line-break/></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
      <text:p text:style-name="P27"/>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6:38:00.249000000</meta:creation-date>
    <dc:date>2018-01-16T00:26:26.383000000</dc:date>
    <meta:editing-duration>PT6H24M28S</meta:editing-duration>
    <meta:editing-cycles>38</meta:editing-cycles>
    <meta:generator>LibreOffice/5.3.7.2$Windows_X86_64 LibreOffice_project/6b8ed514a9f8b44d37a1b96673cbbdd077e24059</meta:generator>
    <meta:document-statistic meta:table-count="0" meta:image-count="0" meta:object-count="0" meta:page-count="5" meta:paragraph-count="38" meta:word-count="1076" meta:character-count="8524" meta:non-whitespace-character-count="7474"/>
  </office:meta>
</office:document-meta>
</file>